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d809" officeooo:paragraph-rsid="0016d809"/>
    </style:style>
    <style:style style:name="P2" style:family="paragraph" style:parent-style-name="Standard">
      <style:paragraph-properties fo:text-align="justify" style:justify-single-word="false"/>
      <style:text-properties officeooo:rsid="0017de9e" officeooo:paragraph-rsid="0017de9e"/>
    </style:style>
    <style:style style:name="P3" style:family="paragraph" style:parent-style-name="Standard">
      <style:paragraph-properties fo:text-align="justify" style:justify-single-word="false"/>
      <style:text-properties officeooo:rsid="0017de9e" officeooo:paragraph-rsid="00196b1d"/>
    </style:style>
    <style:style style:name="P4" style:family="paragraph" style:parent-style-name="Standard">
      <style:paragraph-properties fo:text-align="justify" style:justify-single-word="false"/>
      <style:text-properties officeooo:rsid="0017de9e" officeooo:paragraph-rsid="001fd0e3"/>
    </style:style>
    <style:style style:name="P5" style:family="paragraph" style:parent-style-name="Standard">
      <style:paragraph-properties fo:text-align="justify" style:justify-single-word="false"/>
      <style:text-properties officeooo:rsid="0017de9e" officeooo:paragraph-rsid="00230ced"/>
    </style:style>
    <style:style style:name="P6" style:family="paragraph" style:parent-style-name="Standard">
      <style:paragraph-properties fo:text-align="justify" style:justify-single-word="false"/>
      <style:text-properties officeooo:rsid="0017de9e" officeooo:paragraph-rsid="002343c8"/>
    </style:style>
    <style:style style:name="P7" style:family="paragraph" style:parent-style-name="Standard">
      <style:paragraph-properties fo:text-align="justify" style:justify-single-word="false"/>
      <style:text-properties officeooo:rsid="00196b1d" officeooo:paragraph-rsid="00196b1d"/>
    </style:style>
    <style:style style:name="P8" style:family="paragraph" style:parent-style-name="Standard">
      <style:paragraph-properties fo:text-align="justify" style:justify-single-word="false"/>
      <style:text-properties officeooo:rsid="0016d809" officeooo:paragraph-rsid="0016d809"/>
    </style:style>
    <style:style style:name="P9" style:family="paragraph" style:parent-style-name="Standard">
      <style:paragraph-properties fo:text-align="justify" style:justify-single-word="false"/>
      <style:text-properties officeooo:rsid="0016d809" officeooo:paragraph-rsid="00196b1d"/>
    </style:style>
    <style:style style:name="P10" style:family="paragraph" style:parent-style-name="Standard">
      <style:paragraph-properties fo:text-align="justify" style:justify-single-word="false"/>
      <style:text-properties officeooo:rsid="0016d809" officeooo:paragraph-rsid="0017de9e"/>
    </style:style>
    <style:style style:name="P11" style:family="paragraph" style:parent-style-name="Standard">
      <style:text-properties officeooo:rsid="0016d809" officeooo:paragraph-rsid="001cba55"/>
    </style:style>
    <style:style style:name="P12" style:family="paragraph" style:parent-style-name="Standard">
      <style:text-properties officeooo:rsid="001cba55" officeooo:paragraph-rsid="001cba55"/>
    </style:style>
    <style:style style:name="P13" style:family="paragraph" style:parent-style-name="Standard">
      <style:paragraph-properties fo:text-align="center" style:justify-single-word="false"/>
      <style:text-properties fo:font-weight="bold" officeooo:rsid="0016d809" officeooo:paragraph-rsid="001cba55" style:font-weight-asian="bold" style:font-weight-complex="bold"/>
    </style:style>
    <style:style style:name="P14" style:family="paragraph" style:parent-style-name="Standard">
      <style:paragraph-properties fo:text-align="justify" style:justify-single-word="false"/>
      <style:text-properties fo:font-weight="bold" officeooo:rsid="0016d809" officeooo:paragraph-rsid="001cba55" style:font-weight-asian="bold" style:font-weight-complex="bold"/>
    </style:style>
    <style:style style:name="P15" style:family="paragraph" style:parent-style-name="Standard">
      <style:paragraph-properties fo:text-align="justify" style:justify-single-word="false"/>
      <style:text-properties fo:font-weight="bold" officeooo:rsid="0017de9e" officeooo:paragraph-rsid="00196b1d" style:font-weight-asian="bold" style:font-weight-complex="bold"/>
    </style:style>
    <style:style style:name="P16" style:family="paragraph" style:parent-style-name="Standard">
      <style:paragraph-properties fo:text-align="center" style:justify-single-word="false"/>
      <style:text-properties fo:font-weight="bold" officeooo:rsid="00256802" officeooo:paragraph-rsid="00256802" style:font-weight-asian="bold" style:font-weight-complex="bold"/>
    </style:style>
    <style:style style:name="P17" style:family="paragraph" style:parent-style-name="Standard">
      <style:paragraph-properties fo:text-align="justify" style:justify-single-word="false"/>
      <style:text-properties fo:font-weight="bold" officeooo:rsid="00256802" officeooo:paragraph-rsid="00256802" style:font-weight-asian="bold" style:font-weight-complex="bold"/>
    </style:style>
    <style:style style:name="P18" style:family="paragraph" style:parent-style-name="Standard">
      <style:paragraph-properties fo:text-align="justify" style:justify-single-word="false"/>
      <style:text-properties officeooo:rsid="001fd0e3" officeooo:paragraph-rsid="001fd0e3"/>
    </style:style>
    <style:style style:name="P19" style:family="paragraph" style:parent-style-name="Standard">
      <style:paragraph-properties fo:text-align="justify" style:justify-single-word="false"/>
      <style:text-properties officeooo:rsid="00216577" officeooo:paragraph-rsid="00216577"/>
    </style:style>
    <style:style style:name="P20" style:family="paragraph" style:parent-style-name="Standard">
      <style:paragraph-properties fo:text-align="justify" style:justify-single-word="false"/>
      <style:text-properties officeooo:rsid="002343c8" officeooo:paragraph-rsid="002343c8"/>
    </style:style>
    <style:style style:name="P21" style:family="paragraph" style:parent-style-name="Standard">
      <style:paragraph-properties fo:text-align="justify" style:justify-single-word="false"/>
      <style:text-properties officeooo:rsid="002343c8" officeooo:paragraph-rsid="00253993"/>
    </style:style>
    <style:style style:name="P22" style:family="paragraph" style:parent-style-name="Standard">
      <style:paragraph-properties fo:text-align="justify" style:justify-single-word="false"/>
      <style:text-properties officeooo:rsid="00256802" officeooo:paragraph-rsid="00256802"/>
    </style:style>
    <style:style style:name="P23" style:family="paragraph" style:parent-style-name="Standard">
      <style:paragraph-properties fo:text-align="justify" style:justify-single-word="false"/>
      <style:text-properties officeooo:rsid="00256802" officeooo:paragraph-rsid="00261823"/>
    </style:style>
    <style:style style:name="P24" style:family="paragraph" style:parent-style-name="Standard">
      <style:paragraph-properties fo:text-align="justify" style:justify-single-word="false"/>
      <style:text-properties officeooo:rsid="00264e18" officeooo:paragraph-rsid="00264e18"/>
    </style:style>
    <style:style style:name="T1" style:family="text">
      <style:text-properties officeooo:rsid="0016d809"/>
    </style:style>
    <style:style style:name="T2" style:family="text">
      <style:text-properties officeooo:rsid="0017de9e"/>
    </style:style>
    <style:style style:name="T3" style:family="text">
      <style:text-properties officeooo:rsid="00196b1d"/>
    </style:style>
    <style:style style:name="T4" style:family="text">
      <style:text-properties officeooo:rsid="001cba55"/>
    </style:style>
    <style:style style:name="T5" style:family="text">
      <style:text-properties fo:font-weight="bold" style:font-weight-asian="bold" style:font-weight-complex="bold"/>
    </style:style>
    <style:style style:name="T6" style:family="text">
      <style:text-properties officeooo:rsid="001dda62"/>
    </style:style>
    <style:style style:name="T7" style:family="text">
      <style:text-properties officeooo:rsid="001fd0e3"/>
    </style:style>
    <style:style style:name="T8" style:family="text">
      <style:text-properties officeooo:rsid="00216577"/>
    </style:style>
    <style:style style:name="T9" style:family="text">
      <style:text-properties fo:font-weight="normal" style:font-weight-asian="normal" style:font-weight-complex="normal"/>
    </style:style>
    <style:style style:name="T10" style:family="text">
      <style:text-properties fo:font-weight="normal" officeooo:rsid="0016d809" style:font-weight-asian="normal" style:font-weight-complex="normal"/>
    </style:style>
    <style:style style:name="T11" style:family="text">
      <style:text-properties fo:font-weight="normal" officeooo:rsid="00230ced" style:font-weight-asian="normal" style:font-weight-complex="normal"/>
    </style:style>
    <style:style style:name="T12" style:family="text">
      <style:text-properties fo:font-weight="normal" officeooo:rsid="002343c8" style:font-weight-asian="normal" style:font-weight-complex="normal"/>
    </style:style>
    <style:style style:name="T13" style:family="text">
      <style:text-properties fo:font-weight="normal" officeooo:rsid="00216577" style:font-weight-asian="normal" style:font-weight-complex="normal"/>
    </style:style>
    <style:style style:name="T14" style:family="text">
      <style:text-properties fo:font-weight="normal" officeooo:rsid="0017de9e" style:font-weight-asian="normal" style:font-weight-complex="normal"/>
    </style:style>
    <style:style style:name="T15" style:family="text">
      <style:text-properties fo:font-weight="normal" officeooo:rsid="00253993" style:font-weight-asian="normal" style:font-weight-complex="normal"/>
    </style:style>
    <style:style style:name="T16" style:family="text">
      <style:text-properties fo:font-weight="normal" officeooo:rsid="00256802" style:font-weight-asian="normal" style:font-weight-complex="normal"/>
    </style:style>
    <style:style style:name="T17" style:family="text">
      <style:text-properties fo:font-weight="normal" officeooo:rsid="00261823" style:font-weight-asian="normal" style:font-weight-complex="normal"/>
    </style:style>
    <style:style style:name="T18" style:family="text">
      <style:text-properties fo:font-weight="normal" officeooo:rsid="001dda62" style:font-weight-asian="normal" style:font-weight-complex="normal"/>
    </style:style>
    <style:style style:name="T19" style:family="text">
      <style:text-properties fo:font-weight="normal" officeooo:rsid="001fd0e3" style:font-weight-asian="normal" style:font-weight-complex="normal"/>
    </style:style>
    <style:style style:name="T20" style:family="text">
      <style:text-properties fo:font-weight="normal" officeooo:rsid="00264e18" style:font-weight-asian="normal" style:font-weight-complex="normal"/>
    </style:style>
    <style:style style:name="T21" style:family="text">
      <style:text-properties officeooo:rsid="00230ced"/>
    </style:style>
    <style:style style:name="T22" style:family="text">
      <style:text-properties officeooo:rsid="002343c8"/>
    </style:style>
    <style:style style:name="T23" style:family="text">
      <style:text-properties officeooo:rsid="00253993"/>
    </style:style>
    <style:style style:name="T24" style:family="text">
      <style:text-properties officeooo:rsid="00256802"/>
    </style:style>
    <style:style style:name="T25" style:family="text">
      <style:text-properties officeooo:rsid="00261823"/>
    </style:style>
    <style:style style:name="T26" style:family="text">
      <style:text-properties officeooo:rsid="00264e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1"><text:s text:c="54"/></text:p>
      <text:p text:style-name="P13">Duty : study of LDA method</text:p>
      <text:p text:style-name="P16">Professor Jean-Charles Lamirel</text:p>
      <text:p text:style-name="P11"/>
      <text:p text:style-name="P12"/>
      <text:p text:style-name="P12"><text:span text:style-name="T5">Deadline for feedback </text:span>: <text:span text:style-name="T26">30</text:span> June</text:p>
      <text:p text:style-name="P12">Email the duty document filled with answers to questions at : lamirel@loria.fr</text:p>
      <text:p text:style-name="P8"/>
      <text:p text:style-name="P9">The duty include one Python3 program <text:span text:style-name="T3">name </text:span><text:span text:style-name="T5">CoherenceTestIwor.py</text:span> and 2 different datasets (i.e. <text:span text:style-name="T5">TokenVieuxM.txt</text:span> and <text:span text:style-name="T5">TokenVieuxN.txt</text:span>) that will be used for the proposed study.</text:p>
      <text:p text:style-name="P9"/>
      <text:p text:style-name="P8">To make the Python3 program workable on your computer, you must at least install Python3 and nltk and gensim <text:span text:style-name="T4">libraries</text:span> as well. Some additionnal complementary <text:span text:style-name="T4">libraries</text:span> from which these two <text:span text:style-name="T4">libraries </text:span>depends should perhaps also be installed.</text:p>
      <text:p text:style-name="P8"/>
      <text:p text:style-name="P8">You must send me the list of students participating to the group and provide me a <text:span text:style-name="T4">duty </text:span>document in which you present, <text:span text:style-name="T23">for each question,</text:span> the results of your experiment<text:span text:style-name="T23">s</text:span> and the answer to my specific questions.</text:p>
      <text:p text:style-name="P8"/>
      <text:p text:style-name="P18">The datasets contains the token<text:span text:style-name="T23">s</text:span> (i.e. the words) extracted from <text:span text:style-name="T23">the abstract</text:span><text:span text:style-name="T24">s</text:span><text:span text:style-name="T23"> of rese</text:span><text:span text:style-name="T26">ar</text:span><text:span text:style-name="T23">ch papers </text:span>related to <text:span text:style-name="T5">research on healthcare</text:span>. The two dat<text:span text:style-name="T23">a</text:span>sets have different sizes. <text:span text:style-name="T23">Files contain one document description in the form of list of </text:span><text:span text:style-name="T24">appearing </text:span><text:span text:style-name="T23">tokens per line.</text:span></text:p>
      <text:p text:style-name="P18"/>
      <text:p text:style-name="P24">For better understanding of the Python program, you can refer to gensim related page : https://radimrehurek.com/gensim/models/ldamodel.html </text:p>
      <text:p text:style-name="P8"/>
      <text:p text:style-name="P14">1) Lau<text:span text:style-name="T26">n</text:span>ch the CoherenceTestIwor.py program <text:span text:style-name="T2">with default dataset use</text:span><text:span text:style-name="T4">d in the </text:span><text:span text:style-name="T7">Python </text:span><text:span text:style-name="T4">code </text:span><text:span text:style-name="T2">that is </text:span>TokenVieuxM.txt </text:p>
      <text:p text:style-name="P8"/>
      <text:p text:style-name="P10">a) Lau<text:span text:style-name="T26">n</text:span>ch the program several times. What did you observe <text:span text:style-name="T7">regardi</text:span>n<text:span text:style-name="T7">g</text:span> the <text:span text:style-name="T26">obtained </text:span>coherence and perplexity values ? <text:span text:style-name="T6">Try to provide a reason for your observation (looking to papers or Web infos referring to LDA topic identification process). Conseq</text:span><text:span text:style-name="T7">uen</text:span><text:span text:style-name="T6">tly, explain how it can be possible to obtain the best results regarding coherence and perplexity.</text:span></text:p>
      <text:p text:style-name="P10"/>
      <text:p text:style-name="P4">b) Look the the topic description<text:span text:style-name="T6">s</text:span> <text:span text:style-name="T6">obtained with</text:span> one specific lau<text:span text:style-name="T26">n</text:span>ch. Present the topic description output you obtain <text:span text:style-name="T7">along with </text:span><text:span text:style-name="T1">coherence and perplexity values</text:span>. What can you conclude regarding these description<text:span text:style-name="T6">s </text:span><text:span text:style-name="T7">and theses values</text:span> ? <text:span text:style-name="T7">Explain if you consider that the results are good are bad. Justify your answer in different way</text:span><text:span text:style-name="T23">s</text:span><text:span text:style-name="T7">.</text:span></text:p>
      <text:p text:style-name="P8"/>
      <text:p text:style-name="P15">2) Modify the <text:span text:style-name="T1">CoherenceTestIwor.py </text:span>program to remove stopwords from document descriptions.</text:p>
      <text:p text:style-name="P3"/>
      <text:p text:style-name="P3">a) Explain what are representing stopwords exactly <text:span text:style-name="T6">(looking to papers or Web infos on that topic</text:span><text:span text:style-name="T7">)</text:span>.</text:p>
      <text:p text:style-name="P3"/>
      <text:p text:style-name="P3">b) Go back to the results of question 1) b) and considering your response to question 2) a) explain what is the main content of topics obtained in question 1) b). Try to explain why.</text:p>
      <text:p text:style-name="P3"/>
      <text:p text:style-name="P3"><text:span text:style-name="T3">c) For </text:span><text:span text:style-name="T7">removing the stopwords from documents descriptions, you will need</text:span><text:span text:style-name="T3"> </text:span><text:span text:style-name="T7">to </text:span><text:span text:style-name="T3">modify the </text:span><text:span text:style-name="T1">CoherenceTestIwor.py</text:span><text:span text:style-name="T3">, </text:span><text:span text:style-name="T7">as it is mentioned on 2). </text:span><text:span text:style-name="T8">For that purpose, you can </text:span><text:span text:style-name="T3">make use of some </text:span><text:soft-page-break/><text:span text:style-name="T3">commented instructions in the</text:span><text:span text:style-name="T1"> </text:span><text:span text:style-name="T3">program alongside with some slight modifications of some other intructions of the program. Describe which i</text:span><text:span text:style-name="T26">ns</text:span><text:span text:style-name="T3">truction</text:span><text:span text:style-name="T7">s</text:span><text:span text:style-name="T3"> you have modified and why.</text:span></text:p>
      <text:p text:style-name="P7"><text:s/></text:p>
      <text:p text:style-name="P7">Relaunch your <text:span text:style-name="T23">modified </text:span>program and present you<text:span text:style-name="T23">r</text:span> obtained results including topic decriptions, coherence and perplexity values. Compare the results with the ones of question 1) b). <text:span text:style-name="T8">Consequently, e</text:span>stimate the relationship between coherence, <text:span text:style-name="T8">perplexity </text:span>and topic quality.</text:p>
      <text:p text:style-name="P7"/>
      <text:p text:style-name="P7">For the next questions you will <text:span text:style-name="T8">have to </text:span>use your modified program <text:span text:style-name="T8">including the</text:span> stopwords removal function.</text:p>
      <text:p text:style-name="P2"/>
      <text:p text:style-name="P19">d) Launch the modified program several times making varying the number of expected topic<text:span text:style-name="T21">s</text:span> from 5 to 20 and use the obtained values of coherence for each different number of topic<text:span text:style-name="T22">s</text:span> to draw a chart. Looking to the obtained chart, try to conclude what should be the optimal number of topics for the document collection <text:span text:style-name="T10">TokenVieuxM.txt. </text:span><text:span text:style-name="T9">Justify your answer.</text:span></text:p>
      <text:p text:style-name="P3"/>
      <text:p text:style-name="P6"><text:span text:style-name="T22">e</text:span>) Change the dataset used by you<text:span text:style-name="T3">r </text:span><text:span text:style-name="T21">m</text:span><text:span text:style-name="T3">odified program </text:span><text:span text:style-name="T8">including the</text:span><text:span text:style-name="T3"> stop words removal function </text:span><text:span text:style-name="T21">in order to use </text:span><text:span text:style-name="T10">TokenVieux</text:span><text:span text:style-name="T11">N</text:span><text:span text:style-name="T10">.txt </text:span><text:span text:style-name="T12">document </text:span><text:span text:style-name="T11">file instead of Token</text:span><text:span text:style-name="T10">Vieux</text:span><text:span text:style-name="T11">M</text:span><text:span text:style-name="T10">.txt </text:span><text:span text:style-name="T12">document file</text:span><text:span text:style-name="T10">. </text:span><text:span text:style-name="T11">Use an expected number of topic</text:span><text:span text:style-name="T16">s</text:span><text:span text:style-name="T11"> equal to 10 to compare the results of th</text:span><text:span text:style-name="T12">is </text:span><text:span text:style-name="T11">experiment with </text:span><text:span text:style-name="T12">the experiment </text:span><text:span text:style-name="T16">achieved with</text:span><text:span text:style-name="T12"> </text:span><text:span text:style-name="T10">TokenVieuxM.txt </text:span><text:span text:style-name="T16">in 2) c)</text:span><text:span text:style-name="T11">. What can you conclude ?</text:span></text:p>
      <text:p text:style-name="P6"><text:span text:style-name="T11"/></text:p>
      <text:p text:style-name="P21"><text:span text:style-name="T11">f</text:span><text:span text:style-name="T9">) Make the same experience </text:span><text:span text:style-name="T15">as the one achieved in 2) d) but using T</text:span><text:span text:style-name="T10">okenVieux</text:span><text:span text:style-name="T11">N</text:span><text:span text:style-name="T10">.txt </text:span><text:span text:style-name="T15">instead of <text:s/></text:span><text:span text:style-name="T11">Token</text:span><text:span text:style-name="T10">Vieux</text:span><text:span text:style-name="T11">M</text:span><text:span text:style-name="T10">.txt </text:span><text:span text:style-name="T15">and <text:s/></text:span><text:span text:style-name="T13">number of expected topic</text:span><text:span text:style-name="T11">s</text:span><text:span text:style-name="T13"> </text:span><text:span text:style-name="T16">varying </text:span><text:span text:style-name="T13">from 5 to </text:span><text:span text:style-name="T15">3</text:span><text:span text:style-name="T13">0. </text:span><text:span text:style-name="T15">Looking to the new obtained chart (that should be presented), draw a new co</text:span><text:span text:style-name="T16">nc</text:span><text:span text:style-name="T15">lusion.</text:span></text:p>
      <text:p text:style-name="P5"><text:span text:style-name="T11"/></text:p>
      <text:p text:style-name="P20"><text:span text:style-name="T9">Can you conclude that the optimal number of topic depend on the exploited dataset ? Observe the content of the two datasets </text:span><text:span text:style-name="T11">Token</text:span><text:span text:style-name="T10">Vieux</text:span><text:span text:style-name="T11">M</text:span><text:span text:style-name="T10">.txt </text:span><text:span text:style-name="T9">and </text:span><text:span text:style-name="T10">TokenVieux</text:span><text:span text:style-name="T11">N</text:span><text:span text:style-name="T10">.txt </text:span><text:span text:style-name="T9">more carefully and try to find the differences between the two. What can you conclude regarding </text:span><text:span text:style-name="T15">the dependance between </text:span><text:span text:style-name="T9">the optimal number of topic </text:span><text:span text:style-name="T15">and the charateristics of the dataset</text:span><text:span text:style-name="T20">s</text:span><text:span text:style-name="T15"> </text:span><text:span text:style-name="T9">after </text:span><text:span text:style-name="T16">your</text:span><text:span text:style-name="T9"> observation</text:span><text:span text:style-name="T16">s.</text:span></text:p>
      <text:p text:style-name="P20"><text:span text:style-name="T16"/></text:p>
      <text:p text:style-name="P17">3) <text:span text:style-name="T25">Most t</text:span>ypical documents for topics</text:p>
      <text:p text:style-name="P22"><text:span text:style-name="T9"/></text:p>
      <text:p text:style-name="P23"><text:span text:style-name="T20">a) </text:span><text:span text:style-name="T9">For the experience conducted in </text:span><text:span text:style-name="T17">2) </text:span><text:span text:style-name="T20">c</text:span><text:span text:style-name="T17">) </text:span><text:span text:style-name="T9">add a new step by modifying </text:span><text:span text:style-name="T17">again </text:span><text:span text:style-name="T9">the </text:span><text:span text:style-name="T10">CoherenceTestIwor.py </text:span><text:span text:style-name="T17">including stopwords removal to highlight which document is the most typical of each topic. For that purpose you can rely on topic proportion (or probability) in documents (looking to gensim page https://radimrehurek.com/gensim/models/ldamodel.html) or on measuring cosine similarity (</text:span><text:span text:style-name="T18">looking to papers or Web infos on that topic</text:span><text:span text:style-name="T19">)</text:span><text:span text:style-name="T14"> </text:span><text:span text:style-name="T17">between topic profile (list of topic words) and document profiles (list of document words).</text:span></text:p>
      <text:p text:style-name="P22"><text:span text:style-name="T9">Present the new program and the obtained results.</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08:35:15.129692275</meta:creation-date>
    <dc:date>2023-06-08T20:42:12.593586079</dc:date>
    <meta:editing-duration>PT18M23S</meta:editing-duration>
    <meta:editing-cycles>3</meta:editing-cycles>
    <meta:generator>LibreOffice/7.3.7.2$Linux_X86_64 LibreOffice_project/30$Build-2</meta:generator>
    <meta:document-statistic meta:table-count="0" meta:image-count="0" meta:object-count="0" meta:page-count="2" meta:paragraph-count="27" meta:word-count="781" meta:character-count="5058" meta:non-whitespace-character-count="4243"/>
  </office:meta>
</office:document-meta>
</file>